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nonymTokenFilter.createToken( String synonym , Token current , final Token reusable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ynonymTokenFilter.next( final Token reusableToke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ynonymTokenFilter.randomize( Object [ ] ar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ynonymTokenFilter.SynonymTokenFilter( TokenStream input , SynonymMap synonyms , int maxSynonym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